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2000000870089C8D1615655F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48cm, 72.032cm, 23.7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1.184cm" svg:width="18.253cm" svg:height="8.934cm" draw:z-index="0"><draw:image xlink:href="Pictures/100000000000122000000870089C8D1615655F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3:54:30.995000000</meta:creation-date>
    <dc:date>2022-05-31T13:57:23.349000000</dc:date>
    <meta:editing-duration>PT2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6.2$Windows_X86_64 LibreOffice_project/b0ec3a565991f7569a5a7f5d24fed7f52653d754</meta:generator>
  </office:meta>
</office:document-meta>
</file>